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497.14pt" svg:height="291.4pt" svg:x="61.65pt" svg:y="283.07pt">
            <loext:p draw:notify-on-update-of-ranges="Sheet1.A1:Sheet1.A20 Sheet1.B1:Sheet1.B20 Sheet1.C1:Sheet1.C20 Sheet1.D1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597.86pt" svg:y="297.41pt">
            <loext:p draw:notify-on-update-of-ranges="Sheet1.I1:Sheet1.I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=</text:p>
          </table:table-cell>
          <table:table-cell office:value-type="float" office:value="33191.758554545" calcext:value-type="float">
            <text:p>33191.758554545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=</text:p>
          </table:table-cell>
          <table:table-cell office:value-type="float" office:value="46822.487377273" calcext:value-type="float">
            <text:p>46822.487377273</text:p>
          </table:table-cell>
          <table:table-cell office:value-type="string" calcext:value-type="string">
            <text:p>I use reconstruction as softplu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t=</text:p>
          </table:table-cell>
          <table:table-cell office:value-type="float" office:value="23079.959245455" calcext:value-type="float">
            <text:p>23079.959245455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t=</text:p>
          </table:table-cell>
          <table:table-cell office:value-type="float" office:value="34629.58285" calcext:value-type="float">
            <text:p>34629.58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t=</text:p>
          </table:table-cell>
          <table:table-cell office:value-type="float" office:value="18279.869768182" calcext:value-type="float">
            <text:p>18279.869768182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t=</text:p>
          </table:table-cell>
          <table:table-cell office:value-type="float" office:value="29951.913234091" calcext:value-type="float">
            <text:p>29951.913234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t=</text:p>
          </table:table-cell>
          <table:table-cell office:value-type="float" office:value="17286.249986364" calcext:value-type="float">
            <text:p>17286.249986364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t=</text:p>
          </table:table-cell>
          <table:table-cell office:value-type="float" office:value="24320.380004545" calcext:value-type="float">
            <text:p>24320.3800045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t=</text:p>
          </table:table-cell>
          <table:table-cell office:value-type="float" office:value="17934.567842045" calcext:value-type="float">
            <text:p>17934.567842045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t=</text:p>
          </table:table-cell>
          <table:table-cell office:value-type="float" office:value="22653.247872727" calcext:value-type="float">
            <text:p>22653.2478727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t=</text:p>
          </table:table-cell>
          <table:table-cell office:value-type="float" office:value="14694.835451136" calcext:value-type="float">
            <text:p>14694.835451136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st=</text:p>
          </table:table-cell>
          <table:table-cell office:value-type="float" office:value="21392.582334091" calcext:value-type="float">
            <text:p>21392.582334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t=</text:p>
          </table:table-cell>
          <table:table-cell office:value-type="float" office:value="13199.932385227" calcext:value-type="float">
            <text:p>13199.932385227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st=</text:p>
          </table:table-cell>
          <table:table-cell office:value-type="float" office:value="19540.746609091" calcext:value-type="float">
            <text:p>19540.746609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st=</text:p>
          </table:table-cell>
          <table:table-cell office:value-type="float" office:value="12629.544130682" calcext:value-type="float">
            <text:p>12629.544130682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st=</text:p>
          </table:table-cell>
          <table:table-cell office:value-type="float" office:value="18260.500790909" calcext:value-type="float">
            <text:p>18260.5007909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st=</text:p>
          </table:table-cell>
          <table:table-cell office:value-type="float" office:value="12343.543998864" calcext:value-type="float">
            <text:p>12343.543998864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st=</text:p>
          </table:table-cell>
          <table:table-cell office:value-type="float" office:value="18950.705979545" calcext:value-type="float">
            <text:p>18950.7059795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st=</text:p>
          </table:table-cell>
          <table:table-cell office:value-type="float" office:value="11739.737025" calcext:value-type="float">
            <text:p>11739.737025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st=</text:p>
          </table:table-cell>
          <table:table-cell office:value-type="float" office:value="17285.2492" calcext:value-type="float">
            <text:p>17285.24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st=</text:p>
          </table:table-cell>
          <table:table-cell office:value-type="float" office:value="11087.044360227" calcext:value-type="float">
            <text:p>11087.044360227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st=</text:p>
          </table:table-cell>
          <table:table-cell office:value-type="float" office:value="17745.996388636" calcext:value-type="float">
            <text:p>17745.9963886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st=</text:p>
          </table:table-cell>
          <table:table-cell office:value-type="float" office:value="10462.820610227" calcext:value-type="float">
            <text:p>10462.820610227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st=</text:p>
          </table:table-cell>
          <table:table-cell office:value-type="float" office:value="15835.774304545" calcext:value-type="float">
            <text:p>15835.7743045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st=</text:p>
          </table:table-cell>
          <table:table-cell office:value-type="float" office:value="10850.600305682" calcext:value-type="float">
            <text:p>10850.600305682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st=</text:p>
          </table:table-cell>
          <table:table-cell office:value-type="float" office:value="15791.640943182" calcext:value-type="float">
            <text:p>15791.6409431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st=</text:p>
          </table:table-cell>
          <table:table-cell office:value-type="float" office:value="11570.780122727" calcext:value-type="float">
            <text:p>11570.780122727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st=</text:p>
          </table:table-cell>
          <table:table-cell office:value-type="float" office:value="17009.132568182" calcext:value-type="float">
            <text:p>17009.1325681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st=</text:p>
          </table:table-cell>
          <table:table-cell office:value-type="float" office:value="10093.076498864" calcext:value-type="float">
            <text:p>10093.076498864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st=</text:p>
          </table:table-cell>
          <table:table-cell office:value-type="float" office:value="15945.284384091" calcext:value-type="float">
            <text:p>15945.284384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st=</text:p>
          </table:table-cell>
          <table:table-cell office:value-type="float" office:value="10295.837554545" calcext:value-type="float">
            <text:p>10295.837554545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st=</text:p>
          </table:table-cell>
          <table:table-cell office:value-type="float" office:value="15799.604622727" calcext:value-type="float">
            <text:p>15799.6046227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st=</text:p>
          </table:table-cell>
          <table:table-cell office:value-type="float" office:value="10007.579482955" calcext:value-type="float">
            <text:p>10007.579482955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st=</text:p>
          </table:table-cell>
          <table:table-cell office:value-type="float" office:value="14412.461043182" calcext:value-type="float">
            <text:p>14412.4610431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st=</text:p>
          </table:table-cell>
          <table:table-cell office:value-type="float" office:value="9705.526581818" calcext:value-type="float">
            <text:p>9705.526581818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st=</text:p>
          </table:table-cell>
          <table:table-cell office:value-type="float" office:value="14860.268536364" calcext:value-type="float">
            <text:p>14860.2685363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st=</text:p>
          </table:table-cell>
          <table:table-cell office:value-type="float" office:value="9250.029597727" calcext:value-type="float">
            <text:p>9250.029597727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st=</text:p>
          </table:table-cell>
          <table:table-cell office:value-type="float" office:value="14817.362654545" calcext:value-type="float">
            <text:p>14817.3626545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st=</text:p>
          </table:table-cell>
          <table:table-cell office:value-type="float" office:value="9632.633951705" calcext:value-type="float">
            <text:p>9632.633951705</text:p>
          </table:table-cell>
          <table:table-cell/>
          <table:table-cell office:value-type="string" calcext:value-type="string">
            <text:p>epoch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st=</text:p>
          </table:table-cell>
          <table:table-cell office:value-type="float" office:value="14568.602443182" calcext:value-type="float">
            <text:p>14568.602443182</text:p>
          </table:table-cell>
          <table:table-cell table:number-columns-repeated="20"/>
        </table:table-row>
        <table:table-row table:style-name="ro1" table:number-rows-repeated="32">
          <table:table-cell table:number-columns-repeated="29"/>
        </table:table-row>
        <table:table-row table:style-name="ro2">
          <table:table-cell/>
          <table:table-cell office:value-type="string" calcext:value-type="string">
            <text:p>4-交叉验证</text:p>
          </table:table-cell>
          <table:table-cell table:number-columns-repeated="2"/>
          <table:table-cell office:value-type="string" calcext:value-type="string">
            <text:p>10-交叉验证</text:p>
          </table:table-cell>
          <table:table-cell/>
          <table:table-cell office:value-type="string" calcext:value-type="string">
            <text:p>learning_rate</text:p>
          </table:table-cell>
          <table:table-cell office:value-type="string" calcext:value-type="string">
            <text:p>=</text:p>
          </table:table-cell>
          <table:table-cell office:value-type="float" office:value="0.01" calcext:value-type="float">
            <text:p>0.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y_model_mean_F1</text:p>
          </table:table-cell>
          <table:table-cell office:value-type="float" office:value="0.651641547307" calcext:value-type="float">
            <text:p>0.6516415473</text:p>
          </table:table-cell>
          <table:table-cell table:number-columns-repeated="2"/>
          <table:table-cell office:value-type="float" office:value="0.584226607862" calcext:value-type="float">
            <text:p>0.5842266079</text:p>
          </table:table-cell>
          <table:table-cell/>
          <table:table-cell office:value-type="string" calcext:value-type="string">
            <text:p>training_epoch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y_model_mean_auc</text:p>
          </table:table-cell>
          <table:table-cell office:value-type="float" office:value="0.798183933091" calcext:value-type="float">
            <text:p>0.7981839331</text:p>
          </table:table-cell>
          <table:table-cell table:number-columns-repeated="2"/>
          <table:table-cell office:value-type="float" office:value="0.818264183117" calcext:value-type="float">
            <text:p>0.8182641831</text:p>
          </table:table-cell>
          <table:table-cell/>
          <table:table-cell office:value-type="string" calcext:value-type="string">
            <text:p>batch_size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NB_mean_F1</text:p>
          </table:table-cell>
          <table:table-cell office:value-type="float" office:value="0.689322379614" calcext:value-type="float">
            <text:p>0.6893223796</text:p>
          </table:table-cell>
          <table:table-cell table:number-columns-repeated="2"/>
          <table:table-cell office:value-type="float" office:value="0.682323232323" calcext:value-type="float">
            <text:p>0.6823232323</text:p>
          </table:table-cell>
          <table:table-cell/>
          <table:table-cell office:value-type="string" calcext:value-type="string">
            <text:p>display_step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NB_mean_auc</text:p>
          </table:table-cell>
          <table:table-cell office:value-type="float" office:value="0.789828616182" calcext:value-type="float">
            <text:p>0.7898286162</text:p>
          </table:table-cell>
          <table:table-cell table:number-columns-repeated="2"/>
          <table:table-cell office:value-type="float" office:value="0.784972277145" calcext:value-type="float">
            <text:p>0.7849722771</text:p>
          </table:table-cell>
          <table:table-cell/>
          <table:table-cell office:value-type="string" calcext:value-type="string">
            <text:p>examples_to_show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ivide_rate</text:p>
          </table:table-cell>
          <table:table-cell office:value-type="string" calcext:value-type="string">
            <text:p>=</text:p>
          </table:table-cell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arameters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n_hidden_1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feature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n_hidden_2</text:p>
          </table:table-cell>
          <table:table-cell office:value-type="string" calcext:value-type="string">
            <text:p>=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feature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n_input</text:p>
          </table:table-cell>
          <table:table-cell office:value-type="string" calcext:value-type="string">
            <text:p>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(img</text:p>
          </table:table-cell>
          <table:table-cell office:value-type="string" calcext:value-type="string">
            <text:p>shape:</text:p>
          </table:table-cell>
          <table:table-cell office:value-type="string" calcext:value-type="string">
            <text:p>28*28)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cale</text:p>
          </table:table-cell>
          <table:table-cell office:value-type="string" calcext:value-type="string">
            <text:p>=</text:p>
          </table:table-cell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 table:number-rows-repeated="15">
          <table:table-cell table:number-columns-repeated="29"/>
        </table:table-row>
        <table:table-row table:style-name="ro1">
          <table:table-cell office:value-type="string" calcext:value-type="string">
            <text:p>use original model</text:p>
          </table:table-cell>
          <table:table-cell table:number-columns-repeated="2"/>
          <table:table-cell office:value-type="string" calcext:value-type="string">
            <text:p>use my model</text:p>
          </table:table-cell>
          <table:table-cell table:number-columns-repeated="2"/>
          <table:table-cell office:value-type="string" calcext:value-type="string">
            <text:p>use my model</text:p>
          </table:table-cell>
          <table:table-cell table:number-columns-repeated="2"/>
          <table:table-cell office:value-type="string" calcext:value-type="string">
            <text:p>use my mode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_model_mean_F1</text:p>
          </table:table-cell>
          <table:table-cell office:value-type="float" office:value="0.699039434346" calcext:value-type="float">
            <text:p>0.6990394343</text:p>
          </table:table-cell>
          <table:table-cell/>
          <table:table-cell office:value-type="string" calcext:value-type="string">
            <text:p>my_model_mean_F1</text:p>
          </table:table-cell>
          <table:table-cell office:value-type="float" office:value="0.741165106008" calcext:value-type="float">
            <text:p>0.741165106</text:p>
          </table:table-cell>
          <table:table-cell/>
          <table:table-cell office:value-type="string" calcext:value-type="string">
            <text:p>my_model_mean_F1</text:p>
          </table:table-cell>
          <table:table-cell office:value-type="float" office:value="0.718389591629" calcext:value-type="float">
            <text:p>0.7183895916</text:p>
          </table:table-cell>
          <table:table-cell/>
          <table:table-cell office:value-type="string" calcext:value-type="string">
            <text:p>my_model_mean_F1</text:p>
          </table:table-cell>
          <table:table-cell office:value-type="float" office:value="0.780985915493" calcext:value-type="float">
            <text:p>0.78098591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y_model_mean_auc</text:p>
          </table:table-cell>
          <table:table-cell office:value-type="float" office:value="0.846375027982" calcext:value-type="float">
            <text:p>0.846375028</text:p>
          </table:table-cell>
          <table:table-cell/>
          <table:table-cell office:value-type="string" calcext:value-type="string">
            <text:p>my_model_mean_auc</text:p>
          </table:table-cell>
          <table:table-cell office:value-type="float" office:value="0.799682539683" calcext:value-type="float">
            <text:p>0.7996825397</text:p>
          </table:table-cell>
          <table:table-cell/>
          <table:table-cell office:value-type="string" calcext:value-type="string">
            <text:p>my_model_mean_auc</text:p>
          </table:table-cell>
          <table:table-cell office:value-type="float" office:value="0.783333333333" calcext:value-type="float">
            <text:p>0.7833333333</text:p>
          </table:table-cell>
          <table:table-cell/>
          <table:table-cell office:value-type="string" calcext:value-type="string">
            <text:p>my_model_mean_auc</text:p>
          </table:table-cell>
          <table:table-cell office:value-type="float" office:value="0.825238095238" calcext:value-type="float">
            <text:p>0.82523809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y_mean_F1</text:p>
          </table:table-cell>
          <table:table-cell office:value-type="float" office:value="0.710019439735" calcext:value-type="float">
            <text:p>0.7100194397</text:p>
          </table:table-cell>
          <table:table-cell/>
          <table:table-cell office:value-type="string" calcext:value-type="string">
            <text:p>my_mean_F1</text:p>
          </table:table-cell>
          <table:table-cell office:value-type="float" office:value="0.753514371264" calcext:value-type="float">
            <text:p>0.7535143713</text:p>
          </table:table-cell>
          <table:table-cell/>
          <table:table-cell office:value-type="string" calcext:value-type="string">
            <text:p>my_mean_F1</text:p>
          </table:table-cell>
          <table:table-cell office:value-type="float" office:value="0.726872086488" calcext:value-type="float">
            <text:p>0.7268720865</text:p>
          </table:table-cell>
          <table:table-cell/>
          <table:table-cell office:value-type="string" calcext:value-type="string">
            <text:p>my_mean_F1</text:p>
          </table:table-cell>
          <table:table-cell office:value-type="float" office:value="0.777284388834" calcext:value-type="float">
            <text:p>0.77728438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y_mean_auc</text:p>
          </table:table-cell>
          <table:table-cell office:value-type="float" office:value="0.8492870419" calcext:value-type="float">
            <text:p>0.8492870419</text:p>
          </table:table-cell>
          <table:table-cell/>
          <table:table-cell office:value-type="string" calcext:value-type="string">
            <text:p>my_mean_auc</text:p>
          </table:table-cell>
          <table:table-cell office:value-type="float" office:value="0.804285714286" calcext:value-type="float">
            <text:p>0.8042857143</text:p>
          </table:table-cell>
          <table:table-cell/>
          <table:table-cell office:value-type="string" calcext:value-type="string">
            <text:p>my_mean_auc</text:p>
          </table:table-cell>
          <table:table-cell office:value-type="float" office:value="0.786825396825" calcext:value-type="float">
            <text:p>0.7868253968</text:p>
          </table:table-cell>
          <table:table-cell/>
          <table:table-cell office:value-type="string" calcext:value-type="string">
            <text:p>my_mean_auc</text:p>
          </table:table-cell>
          <table:table-cell office:value-type="float" office:value="0.821666666667" calcext:value-type="float">
            <text:p>0.82166666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NB_mean_F1</text:p>
          </table:table-cell>
          <table:table-cell office:value-type="float" office:value="0.678671202943" calcext:value-type="float">
            <text:p>0.6786712029</text:p>
          </table:table-cell>
          <table:table-cell/>
          <table:table-cell office:value-type="string" calcext:value-type="string">
            <text:p>GNB_mean_F1</text:p>
          </table:table-cell>
          <table:table-cell office:value-type="float" office:value="0.803361738507" calcext:value-type="float">
            <text:p>0.8033617385</text:p>
          </table:table-cell>
          <table:table-cell/>
          <table:table-cell office:value-type="string" calcext:value-type="string">
            <text:p>GNB_mean_F1</text:p>
          </table:table-cell>
          <table:table-cell office:value-type="float" office:value="0.803361738507" calcext:value-type="float">
            <text:p>0.8033617385</text:p>
          </table:table-cell>
          <table:table-cell/>
          <table:table-cell office:value-type="string" calcext:value-type="string">
            <text:p>GNB_mean_F1</text:p>
          </table:table-cell>
          <table:table-cell office:value-type="float" office:value="0.803361738507" calcext:value-type="float">
            <text:p>0.80336173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NB_mean_auc</text:p>
          </table:table-cell>
          <table:table-cell office:value-type="float" office:value="0.786547479151" calcext:value-type="float">
            <text:p>0.7865474792</text:p>
          </table:table-cell>
          <table:table-cell/>
          <table:table-cell office:value-type="string" calcext:value-type="string">
            <text:p>GNB_mean_auc</text:p>
          </table:table-cell>
          <table:table-cell office:value-type="float" office:value="0.847619047619" calcext:value-type="float">
            <text:p>0.8476190476</text:p>
          </table:table-cell>
          <table:table-cell/>
          <table:table-cell office:value-type="string" calcext:value-type="string">
            <text:p>GNB_mean_auc</text:p>
          </table:table-cell>
          <table:table-cell office:value-type="float" office:value="0.847619047619" calcext:value-type="float">
            <text:p>0.8476190476</text:p>
          </table:table-cell>
          <table:table-cell/>
          <table:table-cell office:value-type="string" calcext:value-type="string">
            <text:p>GNB_mean_auc</text:p>
          </table:table-cell>
          <table:table-cell office:value-type="float" office:value="0.847619047619" calcext:value-type="float">
            <text:p>0.8476190476</text:p>
          </table:table-cell>
          <table:table-cell table:number-columns-repeated="18"/>
        </table:table-row>
        <table:table-row table:style-name="ro1">
          <table:table-cell table:number-columns-repeated="15"/>
          <table:table-cell office:value-type="string" calcext:value-type="string">
            <text:p>不加噪声</text:p>
          </table:table-cell>
          <table:table-cell table:number-columns-repeated="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ropout </text:p>
          </table:table-cell>
          <table:table-cell office:value-type="string" calcext:value-type="string">
            <text:p>regularity</text:p>
          </table:table-cell>
          <table:table-cell/>
          <table:table-cell office:value-type="string" calcext:value-type="string">
            <text:p>dropout </text:p>
          </table:table-cell>
          <table:table-cell office:value-type="string" calcext:value-type="string">
            <text:p>regularity</text:p>
          </table:table-cell>
          <table:table-cell/>
          <table:table-cell office:value-type="string" calcext:value-type="string">
            <text:p>dropout </text:p>
          </table:table-cell>
          <table:table-cell office:value-type="string" calcext:value-type="string">
            <text:p>regularity</text:p>
          </table:table-cell>
          <table:table-cell/>
          <table:table-cell office:value-type="string" calcext:value-type="string">
            <text:p>不加噪声</text:p>
          </table:table-cell>
          <table:table-cell table:number-columns-repeated="2"/>
          <table:table-cell office:value-type="string" calcext:value-type="string">
            <text:p>对生成样本加入归一化，提高了训练集分类准确率，但测试集分类准确率降低</text:p>
          </table:table-cell>
          <table:table-cell table:number-columns-repeated="2"/>
          <table:table-cell office:value-type="string" calcext:value-type="string">
            <text:p>加入噪声，并加入归一化</text:p>
          </table:table-cell>
          <table:table-cell table:number-columns-repeated="5"/>
          <table:table-cell office:value-type="string" calcext:value-type="string">
            <text:p>10-交叉验证</text:p>
          </table:table-cell>
          <table:table-cell table:number-columns-repeated="2"/>
          <table:table-cell office:value-type="string" calcext:value-type="string">
            <text:p>10-交叉验证</text:p>
          </table:table-cell>
          <table:table-cell office:value-type="string" calcext:value-type="string">
            <text:p>加入噪声并加入归一化</text:p>
          </table:table-cell>
        </table:table-row>
        <table:table-row table:style-name="ro1">
          <table:table-cell office:value-type="string" calcext:value-type="string">
            <text:p>add dropout </text:p>
          </table:table-cell>
          <table:table-cell office:value-type="string" calcext:value-type="string">
            <text:p>三折交叉验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_model_mean_F1</text:p>
          </table:table-cell>
          <table:table-cell office:value-type="float" office:value="0.696762750684" calcext:value-type="float">
            <text:p>0.6967627507</text:p>
          </table:table-cell>
          <table:table-cell/>
          <table:table-cell office:value-type="string" calcext:value-type="string">
            <text:p>my_model_mean_F1</text:p>
          </table:table-cell>
          <table:table-cell office:value-type="float" office:value="0.727157256182" calcext:value-type="float">
            <text:p>0.7271572562</text:p>
          </table:table-cell>
          <table:table-cell/>
          <table:table-cell office:value-type="string" calcext:value-type="string">
            <text:p>my_model_mean_F1</text:p>
          </table:table-cell>
          <table:table-cell office:value-type="float" office:value="0.732838332838" calcext:value-type="float">
            <text:p>0.7328383328</text:p>
          </table:table-cell>
          <table:table-cell/>
          <table:table-cell office:value-type="string" calcext:value-type="string">
            <text:p>my_model_mean_F1</text:p>
          </table:table-cell>
          <table:table-cell office:value-type="float" office:value="0.774944388833" calcext:value-type="float">
            <text:p>0.7749443888</text:p>
          </table:table-cell>
          <table:table-cell/>
          <table:table-cell office:value-type="string" calcext:value-type="string">
            <text:p>my_model_mean_F1</text:p>
          </table:table-cell>
          <table:table-cell office:value-type="float" office:value="0.786796693986" calcext:value-type="float">
            <text:p>0.786796694</text:p>
          </table:table-cell>
          <table:table-cell/>
          <table:table-cell office:value-type="string" calcext:value-type="string">
            <text:p>my_model_mean_F1</text:p>
          </table:table-cell>
          <table:table-cell office:value-type="float" office:value="0.777460974833" calcext:value-type="float">
            <text:p>0.7774609748</text:p>
          </table:table-cell>
          <table:table-cell/>
          <table:table-cell office:value-type="string" calcext:value-type="string">
            <text:p>my_model_mean_F1</text:p>
          </table:table-cell>
          <table:table-cell office:value-type="float" office:value="0.787809676792" calcext:value-type="float">
            <text:p>0.7878096768</text:p>
          </table:table-cell>
          <table:table-cell table:number-columns-repeated="4"/>
          <table:table-cell office:value-type="string" calcext:value-type="string">
            <text:p>my_model_mean_F1</text:p>
          </table:table-cell>
          <table:table-cell office:value-type="float" office:value="0.797244464348" calcext:value-type="float">
            <text:p>0.7972444643</text:p>
          </table:table-cell>
          <table:table-cell/>
          <table:table-cell office:value-type="string" calcext:value-type="string">
            <text:p>my_model_mean_F1</text:p>
          </table:table-cell>
          <table:table-cell office:value-type="float" office:value="0.811888892298" calcext:value-type="float">
            <text:p>0.8118888923</text:p>
          </table:table-cell>
        </table:table-row>
        <table:table-row table:style-name="ro1">
          <table:table-cell office:value-type="string" calcext:value-type="string">
            <text:p>my_model_mean_auc</text:p>
          </table:table-cell>
          <table:table-cell office:value-type="float" office:value="0.76253968254" calcext:value-type="float">
            <text:p>0.7625396825</text:p>
          </table:table-cell>
          <table:table-cell/>
          <table:table-cell office:value-type="string" calcext:value-type="string">
            <text:p>my_model_mean_auc</text:p>
          </table:table-cell>
          <table:table-cell office:value-type="float" office:value="0.780634920635" calcext:value-type="float">
            <text:p>0.7806349206</text:p>
          </table:table-cell>
          <table:table-cell/>
          <table:table-cell office:value-type="string" calcext:value-type="string">
            <text:p>my_model_mean_auc</text:p>
          </table:table-cell>
          <table:table-cell office:value-type="float" office:value="0.796349206349" calcext:value-type="float">
            <text:p>0.7963492063</text:p>
          </table:table-cell>
          <table:table-cell/>
          <table:table-cell office:value-type="string" calcext:value-type="string">
            <text:p>my_model_mean_auc</text:p>
          </table:table-cell>
          <table:table-cell office:value-type="float" office:value="0.821111111111" calcext:value-type="float">
            <text:p>0.8211111111</text:p>
          </table:table-cell>
          <table:table-cell/>
          <table:table-cell office:value-type="string" calcext:value-type="string">
            <text:p>my_model_mean_auc</text:p>
          </table:table-cell>
          <table:table-cell office:value-type="float" office:value="0.83126984127" calcext:value-type="float">
            <text:p>0.8312698413</text:p>
          </table:table-cell>
          <table:table-cell/>
          <table:table-cell office:value-type="string" calcext:value-type="string">
            <text:p>my_model_mean_auc</text:p>
          </table:table-cell>
          <table:table-cell office:value-type="float" office:value="0.824603174603" calcext:value-type="float">
            <text:p>0.8246031746</text:p>
          </table:table-cell>
          <table:table-cell/>
          <table:table-cell office:value-type="string" calcext:value-type="string">
            <text:p>my_model_mean_auc</text:p>
          </table:table-cell>
          <table:table-cell office:value-type="float" office:value="0.834285714286" calcext:value-type="float">
            <text:p>0.8342857143</text:p>
          </table:table-cell>
          <table:table-cell table:number-columns-repeated="4"/>
          <table:table-cell office:value-type="string" calcext:value-type="string">
            <text:p>my_model_mean_auc</text:p>
          </table:table-cell>
          <table:table-cell office:value-type="float" office:value="0.840906557211" calcext:value-type="float">
            <text:p>0.8409065572</text:p>
          </table:table-cell>
          <table:table-cell/>
          <table:table-cell office:value-type="string" calcext:value-type="string">
            <text:p>my_model_mean_auc</text:p>
          </table:table-cell>
          <table:table-cell office:value-type="float" office:value="0.854798824364" calcext:value-type="float">
            <text:p>0.8547988244</text:p>
          </table:table-cell>
        </table:table-row>
        <table:table-row table:style-name="ro1">
          <table:table-cell office:value-type="string" calcext:value-type="string">
            <text:p>my_mean_F1</text:p>
          </table:table-cell>
          <table:table-cell office:value-type="float" office:value="0.794287649036" calcext:value-type="float">
            <text:p>0.794287649</text:p>
          </table:table-cell>
          <table:table-cell/>
          <table:table-cell office:value-type="string" calcext:value-type="string">
            <text:p>my_mean_F1</text:p>
          </table:table-cell>
          <table:table-cell office:value-type="float" office:value="0.806872370266" calcext:value-type="float">
            <text:p>0.8068723703</text:p>
          </table:table-cell>
          <table:table-cell/>
          <table:table-cell office:value-type="string" calcext:value-type="string">
            <text:p>my_mean_F1</text:p>
          </table:table-cell>
          <table:table-cell office:value-type="float" office:value="0.862254516283" calcext:value-type="float">
            <text:p>0.8622545163</text:p>
          </table:table-cell>
          <table:table-cell/>
          <table:table-cell office:value-type="string" calcext:value-type="string">
            <text:p>my_mean_F1</text:p>
          </table:table-cell>
          <table:table-cell office:value-type="float" office:value="0.836202259279" calcext:value-type="float">
            <text:p>0.8362022593</text:p>
          </table:table-cell>
          <table:table-cell/>
          <table:table-cell office:value-type="string" calcext:value-type="string">
            <text:p>my_mean_F1</text:p>
          </table:table-cell>
          <table:table-cell office:value-type="float" office:value="0.871480682563" calcext:value-type="float">
            <text:p>0.8714806826</text:p>
          </table:table-cell>
          <table:table-cell/>
          <table:table-cell office:value-type="string" calcext:value-type="string">
            <text:p>my_mean_F1</text:p>
          </table:table-cell>
          <table:table-cell office:value-type="float" office:value="0.892161425437" calcext:value-type="float">
            <text:p>0.8921614254</text:p>
          </table:table-cell>
          <table:table-cell/>
          <table:table-cell office:value-type="string" calcext:value-type="string">
            <text:p>my_mean_F1</text:p>
          </table:table-cell>
          <table:table-cell office:value-type="float" office:value="0.869761786364" calcext:value-type="float">
            <text:p>0.8697617864</text:p>
          </table:table-cell>
          <table:table-cell table:number-columns-repeated="4"/>
          <table:table-cell office:value-type="string" calcext:value-type="string">
            <text:p>my_mean_F1</text:p>
          </table:table-cell>
          <table:table-cell office:value-type="float" office:value="0.847976915762" calcext:value-type="float">
            <text:p>0.8479769158</text:p>
          </table:table-cell>
          <table:table-cell/>
          <table:table-cell office:value-type="string" calcext:value-type="string">
            <text:p>my_mean_F1</text:p>
          </table:table-cell>
          <table:table-cell office:value-type="float" office:value="0.868137768899" calcext:value-type="float">
            <text:p>0.8681377689</text:p>
          </table:table-cell>
        </table:table-row>
        <table:table-row table:style-name="ro1">
          <table:table-cell office:value-type="string" calcext:value-type="string">
            <text:p>my_mean_auc</text:p>
          </table:table-cell>
          <table:table-cell office:value-type="float" office:value="0.833174603175" calcext:value-type="float">
            <text:p>0.8331746032</text:p>
          </table:table-cell>
          <table:table-cell/>
          <table:table-cell office:value-type="string" calcext:value-type="string">
            <text:p>my_mean_auc</text:p>
          </table:table-cell>
          <table:table-cell office:value-type="float" office:value="0.843968253968" calcext:value-type="float">
            <text:p>0.843968254</text:p>
          </table:table-cell>
          <table:table-cell/>
          <table:table-cell office:value-type="string" calcext:value-type="string">
            <text:p>my_mean_auc</text:p>
          </table:table-cell>
          <table:table-cell office:value-type="float" office:value="0.889761904762" calcext:value-type="float">
            <text:p>0.8897619048</text:p>
          </table:table-cell>
          <table:table-cell/>
          <table:table-cell office:value-type="string" calcext:value-type="string">
            <text:p>my_mean_auc</text:p>
          </table:table-cell>
          <table:table-cell office:value-type="float" office:value="0.874365079365" calcext:value-type="float">
            <text:p>0.8743650794</text:p>
          </table:table-cell>
          <table:table-cell/>
          <table:table-cell office:value-type="string" calcext:value-type="string">
            <text:p>my_mean_auc</text:p>
          </table:table-cell>
          <table:table-cell office:value-type="float" office:value="0.898968253968" calcext:value-type="float">
            <text:p>0.898968254</text:p>
          </table:table-cell>
          <table:table-cell/>
          <table:table-cell office:value-type="string" calcext:value-type="string">
            <text:p>my_mean_auc</text:p>
          </table:table-cell>
          <table:table-cell office:value-type="float" office:value="0.920952380952" calcext:value-type="float">
            <text:p>0.920952381</text:p>
          </table:table-cell>
          <table:table-cell/>
          <table:table-cell office:value-type="string" calcext:value-type="string">
            <text:p>my_mean_auc</text:p>
          </table:table-cell>
          <table:table-cell office:value-type="float" office:value="0.896984126984" calcext:value-type="float">
            <text:p>0.896984127</text:p>
          </table:table-cell>
          <table:table-cell table:number-columns-repeated="4"/>
          <table:table-cell office:value-type="string" calcext:value-type="string">
            <text:p>my_mean_auc</text:p>
          </table:table-cell>
          <table:table-cell office:value-type="float" office:value="0.883936660092" calcext:value-type="float">
            <text:p>0.8839366601</text:p>
          </table:table-cell>
          <table:table-cell/>
          <table:table-cell office:value-type="string" calcext:value-type="string">
            <text:p>my_mean_auc</text:p>
          </table:table-cell>
          <table:table-cell office:value-type="float" office:value="0.903535813841" calcext:value-type="float">
            <text:p>0.9035358138</text:p>
          </table:table-cell>
        </table:table-row>
        <table:table-row table:style-name="ro1">
          <table:table-cell office:value-type="string" calcext:value-type="string">
            <text:p>GNB_mean_F1</text:p>
          </table:table-cell>
          <table:table-cell office:value-type="float" office:value="0.798709569298" calcext:value-type="float">
            <text:p>0.7987095693</text:p>
          </table:table-cell>
          <table:table-cell/>
          <table:table-cell office:value-type="string" calcext:value-type="string">
            <text:p>GNB_mean_F1</text:p>
          </table:table-cell>
          <table:table-cell office:value-type="float" office:value="0.798709569298" calcext:value-type="float">
            <text:p>0.7987095693</text:p>
          </table:table-cell>
          <table:table-cell/>
          <table:table-cell office:value-type="string" calcext:value-type="string">
            <text:p>GNB_mean_F1</text:p>
          </table:table-cell>
          <table:table-cell office:value-type="float" office:value="0.798709569298" calcext:value-type="float">
            <text:p>0.7987095693</text:p>
          </table:table-cell>
          <table:table-cell/>
          <table:table-cell office:value-type="string" calcext:value-type="string">
            <text:p>GNB_mean_F1</text:p>
          </table:table-cell>
          <table:table-cell office:value-type="float" office:value="0.798709569298" calcext:value-type="float">
            <text:p>0.7987095693</text:p>
          </table:table-cell>
          <table:table-cell/>
          <table:table-cell office:value-type="string" calcext:value-type="string">
            <text:p>GNB_mean_F1</text:p>
          </table:table-cell>
          <table:table-cell office:value-type="float" office:value="0.798709569298" calcext:value-type="float">
            <text:p>0.7987095693</text:p>
          </table:table-cell>
          <table:table-cell/>
          <table:table-cell office:value-type="string" calcext:value-type="string">
            <text:p>GNB_mean_F1</text:p>
          </table:table-cell>
          <table:table-cell office:value-type="float" office:value="0.798709569298" calcext:value-type="float">
            <text:p>0.7987095693</text:p>
          </table:table-cell>
          <table:table-cell/>
          <table:table-cell office:value-type="string" calcext:value-type="string">
            <text:p>GNB_mean_F1</text:p>
          </table:table-cell>
          <table:table-cell office:value-type="float" office:value="0.798709569298" calcext:value-type="float">
            <text:p>0.7987095693</text:p>
          </table:table-cell>
          <table:table-cell table:number-columns-repeated="4"/>
          <table:table-cell office:value-type="string" calcext:value-type="string">
            <text:p>GNB_mean_F1</text:p>
          </table:table-cell>
          <table:table-cell office:value-type="float" office:value="0.794044685292" calcext:value-type="float">
            <text:p>0.7940446853</text:p>
          </table:table-cell>
          <table:table-cell/>
          <table:table-cell office:value-type="string" calcext:value-type="string">
            <text:p>my_mean_generation_F1</text:p>
          </table:table-cell>
          <table:table-cell office:value-type="float" office:value="0.84187861181" calcext:value-type="float">
            <text:p>0.8418786118</text:p>
          </table:table-cell>
        </table:table-row>
        <table:table-row table:style-name="ro1">
          <table:table-cell office:value-type="string" calcext:value-type="string">
            <text:p>GNB_mean_auc</text:p>
          </table:table-cell>
          <table:table-cell office:value-type="float" office:value="0.843650793651" calcext:value-type="float">
            <text:p>0.8436507937</text:p>
          </table:table-cell>
          <table:table-cell/>
          <table:table-cell office:value-type="string" calcext:value-type="string">
            <text:p>GNB_mean_auc</text:p>
          </table:table-cell>
          <table:table-cell office:value-type="float" office:value="0.843650793651" calcext:value-type="float">
            <text:p>0.8436507937</text:p>
          </table:table-cell>
          <table:table-cell/>
          <table:table-cell office:value-type="string" calcext:value-type="string">
            <text:p>GNB_mean_auc</text:p>
          </table:table-cell>
          <table:table-cell office:value-type="float" office:value="0.843650793651" calcext:value-type="float">
            <text:p>0.8436507937</text:p>
          </table:table-cell>
          <table:table-cell/>
          <table:table-cell office:value-type="string" calcext:value-type="string">
            <text:p>GNB_mean_auc</text:p>
          </table:table-cell>
          <table:table-cell office:value-type="float" office:value="0.843650793651" calcext:value-type="float">
            <text:p>0.8436507937</text:p>
          </table:table-cell>
          <table:table-cell/>
          <table:table-cell office:value-type="string" calcext:value-type="string">
            <text:p>GNB_mean_auc</text:p>
          </table:table-cell>
          <table:table-cell office:value-type="float" office:value="0.843650793651" calcext:value-type="float">
            <text:p>0.8436507937</text:p>
          </table:table-cell>
          <table:table-cell/>
          <table:table-cell office:value-type="string" calcext:value-type="string">
            <text:p>GNB_mean_auc</text:p>
          </table:table-cell>
          <table:table-cell office:value-type="float" office:value="0.843650793651" calcext:value-type="float">
            <text:p>0.8436507937</text:p>
          </table:table-cell>
          <table:table-cell/>
          <table:table-cell office:value-type="string" calcext:value-type="string">
            <text:p>GNB_mean_auc</text:p>
          </table:table-cell>
          <table:table-cell office:value-type="float" office:value="0.843650793651" calcext:value-type="float">
            <text:p>0.8436507937</text:p>
          </table:table-cell>
          <table:table-cell table:number-columns-repeated="4"/>
          <table:table-cell office:value-type="string" calcext:value-type="string">
            <text:p>GNB_mean_auc</text:p>
          </table:table-cell>
          <table:table-cell office:value-type="float" office:value="0.840966099118" calcext:value-type="float">
            <text:p>0.8409660991</text:p>
          </table:table-cell>
          <table:table-cell/>
          <table:table-cell office:value-type="string" calcext:value-type="string">
            <text:p>GNB_mean_F1</text:p>
          </table:table-cell>
          <table:table-cell office:value-type="float" office:value="0.794044685292" calcext:value-type="float">
            <text:p>0.7940446853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GNB_mean_auc</text:p>
          </table:table-cell>
          <table:table-cell office:value-type="float" office:value="0.840966099118" calcext:value-type="float">
            <text:p>0.8409660991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GNB_mean_generation_F1</text:p>
          </table:table-cell>
          <table:table-cell office:value-type="float" office:value="0.699700662569" calcext:value-type="float">
            <text:p>0.6997006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0:57:16.068992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6:35:14.825376314</meta:creation-date>
    <dc:date>2017-06-29T17:18:58.084354178</dc:date>
    <meta:editing-duration>P10DT17H32M50S</meta:editing-duration>
    <meta:editing-cycles>19</meta:editing-cycles>
    <meta:generator>LibreOffice/5.1.6.2$Linux_X86_64 LibreOffice_project/10m0$Build-2</meta:generator>
    <meta:document-statistic meta:table-count="2" meta:cell-count="4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39cm" svg:height="10.281cm" xlink:href=".." xlink:type="simple" chart:class="chart:line" chart:style-name="ch1">
        <chart:legend chart:legend-position="end" svg:x="15.276cm" svg:y="4.343cm" style:legend-expansion="high" chart:style-name="ch2"/>
        <chart:plot-area chart:style-name="ch3" table:cell-range-address="Sheet1.A1:Sheet1.D20" chart:data-source-has-labels="column" svg:x="0.35cm" svg:y="0.205cm" svg:width="14.576cm" svg:height="9.871cm">
          <chartooo:coordinate-region svg:x="1.527cm" svg:y="0.205cm" svg:width="13.258cm" svg:height="8.412cm"/>
          <chart:axis chart:dimension="x" chart:name="primary-x" chart:style-name="ch4" chartooo:axis-type="auto">
            <chartooo:date-scale/>
            <chart:categories table:cell-range-address="Sheet1.A1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" chart:class="chart:line">
            <chart:data-point chart:repeated="20"/>
          </chart:series>
          <chart:series chart:style-name="ch7" chart:values-cell-range-address="Sheet1.C1:Sheet1.C20" chart:class="chart:line">
            <chart:data-point chart:repeated="20"/>
          </chart:series>
          <chart:series chart:style-name="ch8" chart:values-cell-range-address="Sheet1.D1:Sheet1.D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epoch:</text:p>
                <draw:g>
                  <svg:desc>Sheet1.A1:Sheet1.A20</svg:desc>
                </draw:g>
              </table:table-cell>
              <table:table-cell office:value-type="float" office:value="1">
                <text:p>1</text:p>
                <draw:g>
                  <svg:desc>Sheet1.B1:Sheet1.B20</svg:desc>
                </draw:g>
              </table:table-cell>
              <table:table-cell office:value-type="float" office:value="NaN">
                <text:p>NaN</text:p>
                <draw:g>
                  <svg:desc>Sheet1.C1:Sheet1.C20</svg:desc>
                </draw:g>
              </table:table-cell>
              <table:table-cell office:value-type="float" office:value="33191.758554545">
                <text:p>33191.758554545</text:p>
                <draw:g>
                  <svg:desc>Sheet1.D1:Sheet1.D20</svg:desc>
                </draw:g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3079.959245455">
                <text:p>23079.959245455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8279.869768182">
                <text:p>18279.869768182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286.249986364">
                <text:p>17286.249986364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934.567842045">
                <text:p>17934.567842045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694.835451136">
                <text:p>14694.835451136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3199.932385227">
                <text:p>13199.932385227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629.544130682">
                <text:p>12629.544130682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2343.543998864">
                <text:p>12343.543998864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739.737025">
                <text:p>11739.737025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087.044360227">
                <text:p>11087.044360227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0462.820610227">
                <text:p>10462.820610227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850.600305682">
                <text:p>10850.600305682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570.780122727">
                <text:p>11570.780122727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0093.076498864">
                <text:p>10093.076498864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0295.837554545">
                <text:p>10295.837554545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0007.579482955">
                <text:p>10007.579482955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9705.526581818">
                <text:p>9705.526581818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9250.029597727">
                <text:p>9250.029597727</text:p>
              </table:table-cell>
            </table:table-row>
            <table:table-row>
              <table:table-cell office:value-type="string">
                <text:p>epoch: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632.633951705">
                <text:p>9632.633951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I1:Sheet1.I20" svg:x="0.319cm" svg:y="0.18cm" svg:width="15.36cm" svg:height="8.645cm">
          <chartooo:coordinate-region svg:x="1.496cm" svg:y="0.38cm" svg:width="13.997cm" svg:height="7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I1:Sheet1.I20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22.487377273">
                <text:p>46822.487377273</text:p>
                <draw:g>
                  <svg:desc>Sheet1.I1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29.58285">
                <text:p>34629.58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51.913234091">
                <text:p>29951.913234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20.380004545">
                <text:p>24320.38000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53.247872727">
                <text:p>22653.247872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92.582334091">
                <text:p>21392.582334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40.746609091">
                <text:p>19540.746609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60.500790909">
                <text:p>18260.5007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50.705979545">
                <text:p>18950.705979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85.2492">
                <text:p>17285.2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45.996388636">
                <text:p>17745.996388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35.774304545">
                <text:p>15835.774304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91.640943182">
                <text:p>15791.640943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9.132568182">
                <text:p>17009.13256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45.284384091">
                <text:p>15945.284384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99.604622727">
                <text:p>15799.604622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12.461043182">
                <text:p>14412.461043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60.268536364">
                <text:p>14860.268536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17.362654545">
                <text:p>14817.362654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68.602443182">
                <text:p>14568.602443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